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4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table:style-name="Default"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office:value-type="date" office:date-value="2015-08-14" calcext:value-type="date">
            <text:p>14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organisation Stylesheets (Trennung von Design, Verhalten)</text:p>
          </table:table-cell>
          <table:table-cell table:number-columns-repeated="2"/>
          <table:table-cell office:value-type="date" office:date-value="2015-08-18" calcext:value-type="date">
            <text:p>18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Mobiles Menü implementieren</text:p>
            <text:p>Formular anpassen</text:p>
          </table:table-cell>
          <table:table-cell table:number-columns-repeated="2"/>
          <table:table-cell office:value-type="date" office:date-value="2015-08-19" calcext:value-type="date">
            <text:p>19.08.15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Mobiles Menü Gestaltung</text:p>
            <text:p>Sub-Menü für mobile Geräte gestaltet</text:p>
            <text:p>Formular Farbanpassung</text:p>
            <text:p/>
          </table:table-cell>
          <table:table-cell table:number-columns-repeated="2"/>
          <table:table-cell office:value-type="date" office:date-value="2015-08-20" calcext:value-type="date">
            <text:p>20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passung mobiles Design (XS)</text:p>
          </table:table-cell>
          <table:table-cell table:number-columns-repeated="2"/>
          <table:table-cell office:value-type="date" office:date-value="2015-08-25" calcext:value-type="date">
            <text:p>25.08.15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Stellenanzeige erstellt</text:p>
            <text:p>li Style zu base-design hinzugefügt</text:p>
            <text:p>Footer responsive Design</text:p>
            <text:p>Submenü überarbeitet (zentriert und untereinander)</text:p>
            <text:p>Mini Blog und Mini Stellenanzeige</text:p>
          </table:table-cell>
          <table:table-cell table:number-columns-repeated="2"/>
          <table:table-cell office:value-type="date" office:date-value="2015-08-26" calcext:value-type="date">
            <text:p>2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ooter Anpassung für andere Seiten übernehmen</text:p>
            <text:p>validieren aller html Dokumente und korrigieren von Fehlern (Kontakt.html fehlende id für for Attribut</text:p>
            <text:p>angepasste Bootstrap columns erstellen via bootstrap mixins (grid.less)</text:p>
            <text:p>Anpassung der Stylesheet Ordnerpfade von /style/ zu /style/css/</text:p>
          </table:table-cell>
          <table:table-cell table:number-columns-repeated="2"/>
          <table:table-cell office:value-type="date" office:date-value="2015-08-27" calcext:value-type="date">
            <text:p>27.08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.00.0000</text:date>, <text:time style:data-style-name="N2" text:time-value="10:21:35.81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8-27T10:51:45.756000000</dc:date>
    <meta:editing-duration>P1DT21H45M37S</meta:editing-duration>
    <meta:editing-cycles>55</meta:editing-cycles>
    <meta:generator>LibreOffice/5.0.0.5$Windows_X86_64 LibreOffice_project/1b1a90865e348b492231e1c451437d7a15bb262b</meta:generator>
    <meta:document-statistic meta:table-count="1" meta:cell-count="89" meta:object-count="0"/>
  </office:meta>
</office:document-meta>
</file>